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E600000375F52B8B4A210DA34B.png" manifest:media-type="image/png"/>
  <manifest:file-entry manifest:full-path="Pictures/1000020100000320000001A4B8482906E9E1DC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20.197cm" fo:min-width="19.979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26pt" style:font-size-asian="26pt" style:font-size-complex="26pt"/>
    </style:style>
    <style:style style:name="P4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T1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79cm" svg:height="20.447cm" svg:x="-0.159cm" svg:y="-0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883cm" svg:height="6.238cm" svg:x="4.445cm" svg:y="1.382cm">
          <draw:image xlink:href="Pictures/1000020100000320000001A4B8482906E9E1DC04.png" xlink:type="simple" xlink:show="embed" xlink:actuate="onLoad" loext:mime-type="image/png">
            <text:p/>
          </draw:image>
        </draw:frame>
        <draw:frame draw:style-name="gr2" draw:text-style-name="P2" draw:layer="layout" svg:width="14.953cm" svg:height="8.763cm" svg:x="3.302cm" svg:y="9.144cm">
          <draw:image xlink:href="Pictures/10000201000005E600000375F52B8B4A210DA34B.png" xlink:type="simple" xlink:show="embed" xlink:actuate="onLoad" loext:mime-type="image/png">
            <text:p/>
          </draw:image>
        </draw:frame>
        <draw:frame draw:style-name="gr3" draw:text-style-name="P4" draw:layer="layout" svg:width="9.398cm" svg:height="2.286cm" svg:x="6.096cm" svg:y="7.239cm">
          <draw:text-box>
            <text:p text:style-name="P3"><text:span text:style-name="T1">RGBD Cameras</text:span></text:p>
          </draw:text-box>
        </draw:frame>
        <draw:frame draw:style-name="gr3" draw:text-style-name="P4" draw:layer="layout" svg:width="9.398cm" svg:height="2.286cm" svg:x="7.747cm" svg:y="17.399cm">
          <draw:text-box>
            <text:p text:style-name="P3"><text:span text:style-name="T1">LiDA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4T00:14:13.149146937</dc:date>
    <meta:editing-duration>PT7M7S</meta:editing-duration>
    <meta:editing-cycles>1</meta:editing-cycles>
    <meta:document-statistic meta:object-count="5"/>
    <meta:generator>LibreOffice/6.4.7.2$Linux_X86_64 LibreOffice_project/40$Build-2</meta:generator>
  </office:meta>
</office:document-meta>
</file>